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6pt" officeooo:rsid="000e178a" officeooo:paragraph-rsid="000e178a" style:font-size-asian="16pt" style:font-size-complex="16pt"/>
    </style:style>
    <style:style style:name="P2" style:family="paragraph" style:parent-style-name="Text_20_body">
      <style:paragraph-properties fo:text-align="start" style:justify-single-word="false"/>
      <style:text-properties fo:font-size="16pt" officeooo:rsid="000e3690" officeooo:paragraph-rsid="000e178a" style:font-size-asian="16pt" style:font-size-complex="16pt"/>
    </style:style>
    <style:style style:name="P3" style:family="paragraph" style:parent-style-name="Text_20_body">
      <style:text-properties fo:font-size="16pt" officeooo:rsid="000f9d2e" officeooo:paragraph-rsid="000f9d2e" style:font-size-asian="16pt" style:font-size-complex="16pt"/>
    </style:style>
    <style:style style:name="P4" style:family="paragraph" style:parent-style-name="Text_20_body">
      <style:text-properties fo:font-size="16pt" officeooo:rsid="000fe182" officeooo:paragraph-rsid="000fe182" style:font-size-asian="16pt" style:font-size-complex="16pt"/>
    </style:style>
    <style:style style:name="P5" style:family="paragraph" style:parent-style-name="Text_20_body">
      <style:text-properties fo:font-size="16pt" officeooo:rsid="00104512" officeooo:paragraph-rsid="00104512" style:font-size-asian="16pt" style:font-size-complex="16pt"/>
    </style:style>
    <style:style style:name="P6" style:family="paragraph" style:parent-style-name="Text_20_body">
      <style:text-properties fo:font-size="16pt" officeooo:rsid="00115446" officeooo:paragraph-rsid="00115446" style:font-size-asian="16pt" style:font-size-complex="16pt"/>
    </style:style>
    <style:style style:name="P7" style:family="paragraph" style:parent-style-name="Text_20_body">
      <style:paragraph-properties fo:text-align="start" style:justify-single-word="false"/>
      <style:text-properties officeooo:rsid="000e178a" officeooo:paragraph-rsid="000e178a"/>
    </style:style>
    <style:style style:name="P8" style:family="paragraph" style:parent-style-name="Standard">
      <style:paragraph-properties fo:text-align="center" style:justify-single-word="false"/>
      <style:text-properties fo:color="#000000" loext:opacity="100%" fo:font-size="24pt" style:text-underline-style="solid" style:text-underline-width="auto" style:text-underline-color="font-color" officeooo:rsid="000de6e2" officeooo:paragraph-rsid="000de6e2" style:font-size-asian="24pt" style:font-size-complex="24pt"/>
    </style:style>
    <style:style style:name="P9" style:family="paragraph" style:parent-style-name="Text_20_body">
      <style:text-properties officeooo:rsid="000f9d2e" officeooo:paragraph-rsid="000fe182"/>
    </style:style>
    <style:style style:name="P10" style:family="paragraph" style:parent-style-name="Text_20_body">
      <style:text-properties officeooo:rsid="00104512" officeooo:paragraph-rsid="00104512"/>
    </style:style>
    <style:style style:name="P11" style:family="paragraph" style:parent-style-name="Text_20_body">
      <style:text-properties style:text-underline-style="none" officeooo:paragraph-rsid="00115446"/>
    </style:style>
    <style:style style:name="P12" style:family="paragraph" style:parent-style-name="Text_20_body">
      <style:text-properties style:text-underline-style="none" officeooo:rsid="00115446" officeooo:paragraph-rsid="00115446"/>
    </style:style>
    <style:style style:name="P13" style:family="paragraph" style:parent-style-name="Heading_20_4">
      <style:text-properties style:text-underline-style="solid" style:text-underline-width="bold" style:text-underline-color="font-color"/>
    </style:style>
    <style:style style:name="P14" style:family="paragraph" style:parent-style-name="Heading_20_4">
      <style:text-properties style:text-underline-style="solid" style:text-underline-width="bold" style:text-underline-color="font-color" officeooo:paragraph-rsid="00104512"/>
    </style:style>
    <style:style style:name="P15" style:family="paragraph" style:parent-style-name="Heading_20_4">
      <style:text-properties fo:font-size="13pt" style:text-underline-style="solid" style:text-underline-width="bold" style:text-underline-color="font-color" officeooo:rsid="000fe182" officeooo:paragraph-rsid="00104512" style:font-size-asian="13pt" style:font-size-complex="13pt"/>
    </style:style>
    <style:style style:name="P16" style:family="paragraph" style:parent-style-name="Heading_20_4">
      <style:text-properties fo:font-size="16pt" officeooo:paragraph-rsid="00115446" style:font-size-asian="16pt" style:font-size-complex="16pt"/>
    </style:style>
    <style:style style:name="P17" style:family="paragraph" style:parent-style-name="Heading_20_4">
      <style:text-properties fo:font-size="16pt" officeooo:rsid="00104512" officeooo:paragraph-rsid="00115446" style:font-size-asian="16pt" style:font-size-complex="16pt"/>
    </style:style>
    <style:style style:name="P18" style:family="paragraph" style:parent-style-name="Heading_20_4">
      <style:text-properties fo:font-size="16pt" style:font-size-asian="16pt" style:font-size-complex="16pt"/>
    </style:style>
    <style:style style:name="P19" style:family="paragraph" style:parent-style-name="Heading_20_4">
      <style:text-properties fo:font-size="16pt" officeooo:paragraph-rsid="00135fa6" style:font-size-asian="16pt" style:font-size-complex="16pt"/>
    </style:style>
    <style:style style:name="P20" style:family="paragraph" style:parent-style-name="Heading_20_4">
      <style:text-properties officeooo:paragraph-rsid="00115446"/>
    </style:style>
    <style:style style:name="P21" style:family="paragraph" style:parent-style-name="Heading_20_4">
      <style:text-properties style:text-underline-style="none" officeooo:rsid="0012020c" officeooo:paragraph-rsid="00135fa6"/>
    </style:style>
    <style:style style:name="P22" style:family="paragraph" style:parent-style-name="Text_20_body">
      <style:text-properties fo:font-size="16pt" style:text-underline-style="none" officeooo:rsid="00115446" officeooo:paragraph-rsid="00115446" style:font-size-asian="16pt" style:font-size-complex="16pt"/>
    </style:style>
    <style:style style:name="P23" style:family="paragraph" style:parent-style-name="Text_20_body">
      <style:text-properties fo:font-size="16pt" style:text-underline-style="none" officeooo:rsid="00115446" officeooo:paragraph-rsid="00135fa6" style:font-size-asian="16pt" style:font-size-complex="16pt"/>
    </style:style>
    <style:style style:name="P24" style:family="paragraph" style:parent-style-name="Text_20_body">
      <style:text-properties fo:font-size="16pt" style:text-underline-style="none" officeooo:rsid="0012020c" officeooo:paragraph-rsid="00115446" style:font-size-asian="16pt" style:font-size-complex="16pt"/>
    </style:style>
    <style:style style:name="P25" style:family="paragraph" style:parent-style-name="Text_20_body">
      <style:text-properties style:text-underline-style="none" officeooo:rsid="0012020c" officeooo:paragraph-rsid="0012020c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e178a" style:font-size-asian="16pt" style:font-size-complex="16pt"/>
    </style:style>
    <style:style style:name="T3" style:family="text">
      <style:text-properties fo:font-size="16pt" officeooo:rsid="000e3690" style:font-size-asian="16pt" style:font-size-complex="16pt"/>
    </style:style>
    <style:style style:name="T4" style:family="text">
      <style:text-properties fo:font-size="16pt" officeooo:rsid="000f9d2e" style:font-size-asian="16pt" style:font-size-complex="16pt"/>
    </style:style>
    <style:style style:name="T5" style:family="text">
      <style:text-properties fo:font-size="16pt" officeooo:rsid="000fe182" style:font-size-asian="16pt" style:font-size-complex="16pt"/>
    </style:style>
    <style:style style:name="T6" style:family="text">
      <style:text-properties fo:font-size="16pt" officeooo:rsid="00104512" style:font-size-asian="16pt" style:font-size-complex="16pt"/>
    </style:style>
    <style:style style:name="T7" style:family="text">
      <style:text-properties fo:font-size="16pt" officeooo:rsid="00115446" style:font-size-asian="16pt" style:font-size-complex="16pt"/>
    </style:style>
    <style:style style:name="T8" style:family="text">
      <style:text-properties fo:font-size="16pt" officeooo:rsid="0012020c" style:font-size-asian="16pt" style:font-size-complex="16pt"/>
    </style:style>
    <style:style style:name="T9" style:family="text">
      <style:text-properties fo:font-size="16pt" officeooo:rsid="00135fa6" style:font-size-asian="16pt" style:font-size-complex="16pt"/>
    </style:style>
    <style:style style:name="T10" style:family="text">
      <style:text-properties fo:font-size="16pt" style:text-underline-style="solid" style:text-underline-width="bold" style:text-underline-color="font-color" officeooo:rsid="00104512" style:font-size-asian="16pt" style:font-size-complex="16pt"/>
    </style:style>
    <style:style style:name="T11" style:family="text">
      <style:text-properties fo:font-size="16pt" style:text-underline-style="solid" style:text-underline-width="bold" style:text-underline-color="font-color" officeooo:rsid="00106e3e" style:font-size-asian="16pt" style:font-size-complex="16pt"/>
    </style:style>
    <style:style style:name="T12" style:family="text">
      <style:text-properties fo:font-size="16pt" style:text-underline-style="solid" style:text-underline-width="bold" style:text-underline-color="font-color" officeooo:rsid="00115446" style:font-size-asian="16pt" style:font-size-complex="16pt"/>
    </style:style>
    <style:style style:name="T13" style:family="text">
      <style:text-properties fo:font-size="16pt" style:text-underline-style="solid" style:text-underline-width="bold" style:text-underline-color="font-color" officeooo:rsid="00135fa6" style:font-size-asian="16pt" style:font-size-complex="16pt"/>
    </style:style>
    <style:style style:name="T14" style:family="text">
      <style:text-properties officeooo:rsid="000f9d2e"/>
    </style:style>
    <style:style style:name="T15" style:family="text">
      <style:text-properties officeooo:rsid="000e3690"/>
    </style:style>
    <style:style style:name="T16" style:family="text">
      <style:text-properties officeooo:rsid="00104512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font-size="13pt" style:text-underline-style="solid" style:text-underline-width="bold" style:text-underline-color="font-color" style:font-size-asian="13pt" style:font-size-complex="13pt"/>
    </style:style>
    <style:style style:name="T19" style:family="text">
      <style:text-properties fo:font-size="13pt" style:text-underline-style="solid" style:text-underline-width="bold" style:text-underline-color="font-color" officeooo:rsid="000e3690" style:font-size-asian="13pt" style:font-size-complex="13pt"/>
    </style:style>
    <style:style style:name="T20" style:family="text">
      <style:text-properties fo:font-size="13pt" style:text-underline-style="solid" style:text-underline-width="bold" style:text-underline-color="font-color" officeooo:rsid="00106e3e" style:font-size-asian="13pt" style:font-size-complex="13pt"/>
    </style:style>
    <style:style style:name="T21" style:family="text">
      <style:text-properties officeooo:rsid="00106e3e"/>
    </style:style>
    <style:style style:name="T22" style:family="text">
      <style:text-properties officeooo:rsid="000fe182"/>
    </style:style>
    <style:style style:name="T23" style:family="text">
      <style:text-properties officeooo:rsid="00115446"/>
    </style:style>
    <style:style style:name="T24" style:family="text">
      <style:text-properties style:text-underline-style="solid" style:text-underline-width="bold" style:text-underline-color="font-color"/>
    </style:style>
    <style:style style:name="T25" style:family="text">
      <style:text-properties style:text-underline-style="solid" style:text-underline-width="bold" style:text-underline-color="font-color" officeooo:rsid="000e3690"/>
    </style:style>
    <style:style style:name="T26" style:family="text">
      <style:text-properties style:text-underline-style="solid" style:text-underline-width="bold" style:text-underline-color="font-color" officeooo:rsid="00115446"/>
    </style:style>
    <style:style style:name="T27" style:family="text">
      <style:text-properties style:text-underline-style="solid" style:text-underline-width="bold" style:text-underline-color="font-color" officeooo:rsid="00106e3e"/>
    </style:style>
    <style:style style:name="T28" style:family="text">
      <style:text-properties style:text-underline-style="solid" style:text-underline-width="bold" style:text-underline-color="font-color" officeooo:rsid="00135fa6"/>
    </style:style>
    <style:style style:name="T29" style:family="text">
      <style:text-properties officeooo:rsid="00135fa6"/>
    </style:style>
    <style:style style:name="T30" style:family="text">
      <style:text-properties style:text-underline-style="solid" style:text-underline-width="auto" style:text-underline-color="font-color" officeooo:rsid="00135fa6"/>
    </style:style>
    <style:style style:name="T31" style:family="text">
      <style:text-properties officeooo:rsid="001465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JAVASCRIPT <text:s/>INTERNSHIP</text:p>
      <text:h text:style-name="P13" text:outline-level="4">DAY:1</text:h>
      <text:h text:style-name="P13" text:outline-level="4">28-05-2024</text:h>
      <text:h text:style-name="Heading_20_1" text:outline-level="1"><text:span text:style-name="T1">The internship started on </text:span><text:span text:style-name="T2">28-05-2024.First day was introduction day.</text:span></text:h>
      <text:p text:style-name="P1">1. Priciple of computer.</text:p>
      <text:p text:style-name="P1">2.Types of applications,windows,web and mobile application.</text:p>
      <text:p text:style-name="P1">3.Types of website.</text:p>
      <text:p text:style-name="P7"><text:span text:style-name="T1">4.</text:span><text:span text:style-name="T3">Explain static and dynamic website.</text:span></text:p>
      <text:p text:style-name="P7"><text:span text:style-name="T1">5.</text:span><text:span text:style-name="T3">Introduction javascript.</text:span></text:p>
      <text:p text:style-name="P1">6.Features of javascript.</text:p>
      <text:p text:style-name="P1">7.Explain variables.</text:p>
      <text:p text:style-name="P1">8.Explain 4 ways to declare variable.</text:p>
      <text:p text:style-name="P1">9.Introduce VS code and node.</text:p>
      <text:p text:style-name="P1">10.Type conversion in javasript (Implicit and Explicit).</text:p>
      <text:p text:style-name="P7"><text:span text:style-name="T1"><text:tab/><text:tab/>This will be hands on training mode.so we completed 6 Tasks and 4 Assignments.Total 10 program completed in the introduction </text:span><text:span text:style-name="T3">day.</text:span></text:p>
      <text:p text:style-name="P2"/>
      <text:h text:style-name="P13" text:outline-level="4"><text:bookmark-start text:name="__DdeLink__87_2528947032"/><text:span text:style-name="T15">D</text:span>ay:2</text:h>
      <text:h text:style-name="P13" text:outline-level="4">Date:29/05/2024<text:bookmark-end text:name="__DdeLink__87_2528947032"/></text:h>
      <text:p text:style-name="Text_20_body"><text:tab/><text:span text:style-name="T14">T</text:span><text:span text:style-name="T4">he hands on training will started on 9:45 AM ,we converted the the following sections.</text:span></text:p>
      <text:p text:style-name="P3">1.Syrict keyword and use for strict word with example.</text:p>
      <text:p text:style-name="P3">2.Expression.</text:p>
      <text:p text:style-name="P3">3.Comment explain about comment in programing languages.</text:p>
      <text:p text:style-name="P9"><text:span text:style-name="T1">4.Ready data from users.The section will explain how data is access from <text:s text:c="19"/>keyboard and </text:span><text:span text:style-name="T5">done there programs based on this section</text:span></text:p>
      <text:p text:style-name="P4"><text:soft-page-break/>5.Operators:</text:p>
      <text:p text:style-name="P4"><text:tab/><text:tab/>*Arithemetic operators</text:p>
      <text:p text:style-name="P4"><text:tab/><text:tab/>*Comparison operators </text:p>
      <text:p text:style-name="P4"><text:tab/><text:tab/>*Logical operators</text:p>
      <text:p text:style-name="P4"><text:tab/>We coverd the above session with different example and programs.</text:p>
      <text:p text:style-name="P4">6.Conditional statement.</text:p>
      <text:p text:style-name="P4">We did a program to check whether the person is eligible for vote by using if else statement. <text:s text:c="2"/></text:p>
      <text:p text:style-name="P4"/>
      <text:h text:style-name="P14" text:outline-level="4"><text:bookmark-start text:name="__DdeLink__89_2528947032"/><text:span text:style-name="T15">D</text:span>ay:<text:span text:style-name="T16">3</text:span></text:h>
      <text:h text:style-name="P15" text:outline-level="4">Date:<text:span text:style-name="T16">30</text:span>/05/2024<text:bookmark-end text:name="__DdeLink__89_2528947032"/></text:h>
      <text:p text:style-name="P5"><text:span text:style-name="T22">T</text:span>oday section covered following</text:p>
      <text:p text:style-name="P5"><text:s/><text:span text:style-name="T21">1.</text:span>conditional statement</text:p>
      <text:p text:style-name="P5"><text:span text:style-name="T21">I</text:span>t is used to control flow of a program and create branches in the program.</text:p>
      <text:p text:style-name="P5">To impliment we use if ...else statement and also disscussed else if.<text:span text:style-name="T21">c</text:span>ompleted three task and two assignments in this section.</text:p>
      <text:p text:style-name="P5">2.Looping statement <text:s/></text:p>
      <text:p text:style-name="P5"><text:span text:style-name="T21">I</text:span>t will discussed itresion of a program </text:p>
      <text:p text:style-name="P10"><text:span text:style-name="T1">tipe of loop while loop,do while and for loop completed 3 task and 2 assignments </text:span><text:span text:style-name="T17">.</text:span></text:p>
      <text:h text:style-name="Heading_20_4" text:outline-level="4"><text:span text:style-name="T17"><text:s/></text:span><text:bookmark-start text:name="__DdeLink__176_376586321"/><text:span text:style-name="T19">D</text:span><text:span text:style-name="T18">ay:</text:span><text:span text:style-name="T20">4</text:span></text:h>
      <text:h text:style-name="P13" text:outline-level="4">Date:<text:span text:style-name="T16">3</text:span><text:span text:style-name="T21">1</text:span>/05/2024<text:bookmark-end text:name="__DdeLink__176_376586321"/></text:h>
      <text:p text:style-name="P5"><text:span text:style-name="T21">T</text:span>oda<text:span text:style-name="T21">y</text:span> sections are </text:p>
      <text:p text:style-name="P5">1.<text:span text:style-name="T23">F</text:span>or in loop</text:p>
      <text:p text:style-name="P5"><text:span text:style-name="T21">2.</text:span><text:span text:style-name="T23">F</text:span>or off </text:p>
      <text:p text:style-name="P5"><text:span text:style-name="T21">3.</text:span>functions </text:p>
      <text:p text:style-name="P5"><text:soft-page-break/>completed functions states (function definition,<text:span text:style-name="T21">function </text:span>decleration and <text:span text:style-name="T21">function </text:span>calling) </text:p>
      <text:p text:style-name="P5">finish 3 task and 4 assignment in <text:span text:style-name="T21">1:30pm to 2:30.</text:span></text:p>
      <text:p text:style-name="P5"/>
      <text:h text:style-name="P16" text:outline-level="4"><text:span text:style-name="T25">D</text:span><text:span text:style-name="T24">ay:</text:span><text:span text:style-name="T26">6</text:span></text:h>
      <text:h text:style-name="P17" text:outline-level="4"><text:span text:style-name="T24">Date:</text:span><text:span text:style-name="T26">03</text:span><text:span text:style-name="T27">/</text:span><text:span text:style-name="T24">05/2024</text:span></text:h>
      <text:p text:style-name="P11"><text:span text:style-name="T6"><text:tab/></text:span><text:span text:style-name="T7">Today we covered the following sessions:</text:span></text:p>
      <text:p text:style-name="P22">1.Function expression.</text:p>
      <text:p text:style-name="P22">2.Call by value and call by reference.</text:p>
      <text:p text:style-name="P22">3.Function closure.</text:p>
      <text:p text:style-name="P22">4.Function callback</text:p>
      <text:p text:style-name="P5"><text:tab/><text:span text:style-name="T23">In function expression,we did two tasks,print “helo”+yoiur name and palindrom of a string.</text:span></text:p>
      <text:p text:style-name="P5"><text:tab/><text:span text:style-name="T23">In call by value and call by reference,we did many type of tasks.</text:span></text:p>
      <text:p text:style-name="P6">Total around 8 tasks and 1 Assignment.</text:p>
      <text:h text:style-name="P18" text:outline-level="4"><text:bookmark-start text:name="__DdeLink__178_376586321"/><text:bookmark-start text:name="__DdeLink__315_2909669926"/><text:span text:style-name="T25">D</text:span><text:span text:style-name="T24">ay:</text:span><text:span text:style-name="T26">7</text:span></text:h>
      <text:h text:style-name="P20" text:outline-level="4"><text:span text:style-name="T10">Date:</text:span><text:span text:style-name="T12">04</text:span><text:span text:style-name="T11">/</text:span><text:span text:style-name="T10">05/202</text:span><text:bookmark-end text:name="__DdeLink__315_2909669926"/><text:span text:style-name="T10">4</text:span><text:bookmark-end text:name="__DdeLink__178_376586321"/></text:h>
      <text:p text:style-name="P11"><text:span text:style-name="T6"><text:tab/></text:span><text:span text:style-name="T7">Today we coverd the following sessions:</text:span></text:p>
      <text:p text:style-name="P22">1.Function class and function higher order.</text:p>
      <text:p text:style-name="P22">2.Arrow function.</text:p>
      <text:p text:style-name="P22">3.Array</text:p>
      <text:p text:style-name="P22">In function class,we did a task to greet with “hello”+your name.</text:p>
      <text:p text:style-name="P22">In function higher order,we did a task to multiply 2 numbers.</text:p>
      <text:p text:style-name="P22">In Arrow function,we did the following.</text:p>
      <text:p text:style-name="P22"><text:tab/>*Arrow function with single statement.</text:p>
      <text:p text:style-name="P22"><text:tab/>*Arrow function without parameter.</text:p>
      <text:p text:style-name="P12"><text:soft-page-break/><text:span text:style-name="T1"><text:tab/>*</text:span><text:span text:style-name="T8">Arrow function with multiple statement.</text:span></text:p>
      <text:p text:style-name="P24"><text:tab/>*IIFE (Immediatly Invoked function exprssion)</text:p>
      <text:p text:style-name="P25"><text:span text:style-name="T1">In Array,we learned to create array,empty array,</text:span><text:span text:style-name="T9">arrey with initializing value,arrey using new keyword,initializing array etc...</text:span></text:p>
      <text:p text:style-name="P25"><text:span text:style-name="T9"/></text:p>
      <text:h text:style-name="P19" text:outline-level="4"><text:span text:style-name="T25">D</text:span><text:span text:style-name="T24">ay:</text:span><text:span text:style-name="T28">8</text:span></text:h>
      <text:h text:style-name="P21" text:outline-level="4"><text:span text:style-name="T10">Date:</text:span><text:span text:style-name="T12">0</text:span><text:span text:style-name="T13">5</text:span><text:span text:style-name="T11">/</text:span><text:span text:style-name="T10">05/202</text:span><text:span text:style-name="T13">4</text:span></text:h>
      <text:p text:style-name="P23"><text:tab/><text:span text:style-name="T29">Today we learned the following:</text:span></text:p>
      <text:p text:style-name="P23"><text:span text:style-name="T29">1.</text:span><text:span text:style-name="T30">Object.</text:span></text:p>
      <text:p text:style-name="P23"><text:tab/><text:span text:style-name="T31">In object,we learned the nature of object .</text:span></text:p>
      <text:p text:style-name="P23"><text:span text:style-name="T29">2.</text:span><text:span text:style-name="T30">Object literal.</text:span></text:p>
      <text:p text:style-name="P23"><text:tab/><text:span text:style-name="T31">In object literal,we did a Task to print name and age.</text:span></text:p>
      <text:p text:style-name="P23"><text:span text:style-name="T29">3.</text:span><text:span text:style-name="T30">‘New’ keyword</text:span></text:p>
      <text:p text:style-name="P23"><text:tab/></text:p>
      <text:p text:style-name="P23"><text:span text:style-name="T29">4.Object method.</text:span></text:p>
      <text:p text:style-name="P23"><text:span text:style-name="T29">5.Call method.</text:span></text:p>
      <text:p text:style-name="P23"><text:span text:style-name="T29">6.Apply function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B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B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5:43:13.759935958</meta:creation-date>
    <dc:date>2024-06-05T15:31:57.744627679</dc:date>
    <meta:editing-duration>PT34M37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4" meta:paragraph-count="82" meta:word-count="437" meta:character-count="3018" meta:non-whitespace-character-count="2606"/>
  </office:meta>
</office:document-meta>
</file>